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size="36pt" officeooo:rsid="00224c53" officeooo:paragraph-rsid="00224c53" style:font-size-asian="36pt" style:font-size-complex="36pt"/>
    </style:style>
    <style:style style:name="P2" style:family="paragraph" style:parent-style-name="Heading_20_2">
      <style:text-properties officeooo:rsid="00224c53" officeooo:paragraph-rsid="00224c53"/>
    </style:style>
    <style:style style:name="P3" style:family="paragraph" style:parent-style-name="Text_20_body">
      <style:text-properties officeooo:paragraph-rsid="00224c53"/>
    </style:style>
    <style:style style:name="T1" style:family="text">
      <style:text-properties fo:font-size="36pt" style:font-size-asian="31.5pt" style:font-size-complex="36pt"/>
    </style:style>
    <style:style style:name="T2" style:family="text">
      <style:text-properties fo:font-size="36pt" officeooo:rsid="00224c53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n’t Let Me Be Misunderstood</text:h>
      <text:h text:style-name="P2" text:outline-level="2">Am <text:s text:c="2"/>D <text:s text:c="2"/>C <text:s text:c="2"/>G, <text:s text:c="2"/></text:h>
      <text:h text:style-name="P2" text:outline-level="2">Am <text:s text:c="2"/>G <text:s text:c="2"/>F <text:s text:c="2"/>E, <text:s text:c="2"/>C <text:s text:c="2"/>Am <text:s text:c="2"/>F</text:h>
      <text:p text:style-name="P3">Baby, do you understand me now</text:p>
      <text:p text:style-name="P3">Sometimes I feel a little mad</text:p>
      <text:p text:style-name="P3">But don't you know that no one alive</text:p>
      <text:p text:style-name="P3">Can always be an angel</text:p>
      <text:p text:style-name="P3">When things go wrong I seem to be bad</text:p>
      <text:p text:style-name="P3">But I'm just a soul whose intentions are good</text:p>
      <text:p text:style-name="P3">Oh Lord, please don't let me be misunderstood</text:p>
      <text:p text:style-name="P3"/>
      <text:p text:style-name="P3">Baby, sometimes I'm so carefree</text:p>
      <text:p text:style-name="P3">With a joy that's hard to hide</text:p>
      <text:p text:style-name="P3">And sometimes it seems that all I have to do is worry</text:p>
      <text:p text:style-name="P3">And then you're bound to see my other side</text:p>
      <text:p text:style-name="P3">I'm just a soul whose intentions are good</text:p>
      <text:p text:style-name="P3">Oh Lord, please don't let me be misunderstood</text:p>
      <text:h text:style-name="Heading_20_2" text:outline-level="2">F <text:s text:c="2"/>G <text:s text:c="2"/>C <text:s text:c="2"/>Am</text:h>
      <text:p text:style-name="P3">If I seem edgy I want you to know</text:p>
      <text:p text:style-name="P3">That I never mean to take it out on you</text:p>
      <text:p text:style-name="P3">Life has its problems and I get my share</text:p>
      <text:p text:style-name="P3">And that's one thing I never meant to do</text:p>
      <text:p text:style-name="P3">Because I love you</text:p>
      <text:p text:style-name="P3">Oh, Oh baby don't you know I'm human</text:p>
      <text:p text:style-name="P3">Have thoughts like any other one</text:p>
      <text:p text:style-name="P3">Sometimes I find myself long regretting</text:p>
      <text:p text:style-name="P3">Some foolish thing some little simple thing I've done</text:p>
      <text:p text:style-name="P3"/>
      <text:p text:style-name="P3">I'm just a soul whose intentions are good</text:p>
      <text:p text:style-name="P3">Oh Lord, please don't let me be misunderstood 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31:11.836907071</meta:creation-date>
    <dc:title>SongSheet</dc:title>
    <meta:editing-cycles>2</meta:editing-cycles>
    <meta:generator>LibreOffice/7.6.4.1$MacOSX_AARCH64 LibreOffice_project/e19e193f88cd6c0525a17fb7a176ed8e6a3e2aa1</meta:generator>
    <meta:editing-duration>PT5M50S</meta:editing-duration>
    <dc:date>2025-04-14T22:37:02.031340575</dc:date>
    <meta:document-statistic meta:table-count="0" meta:image-count="0" meta:object-count="0" meta:page-count="1" meta:paragraph-count="28" meta:word-count="207" meta:character-count="995" meta:non-whitespace-character-count="789"/>
    <meta:template xlink:type="simple" xlink:actuate="onRequest" xlink:title="SongSheet" xlink:href="../../../../Library/Application%20Support/LibreOffice/4/user/template/SongSheet.ott" meta:date="2025-04-14T22:31:11.755904424"/>
  </office:meta>
</office:document-meta>
</file>